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33b" officeooo:paragraph-rsid="000aa33b"/>
    </style:style>
    <style:style style:name="P2" style:family="paragraph" style:parent-style-name="Standard">
      <style:text-properties officeooo:rsid="000aa33b" officeooo:paragraph-rsid="000dddad"/>
    </style:style>
    <style:style style:name="P3" style:family="paragraph" style:parent-style-name="Standard">
      <style:text-properties officeooo:rsid="000aa33b" officeooo:paragraph-rsid="000e6fd0"/>
    </style:style>
    <style:style style:name="P4" style:family="paragraph" style:parent-style-name="Standard">
      <style:text-properties officeooo:rsid="000aa33b" officeooo:paragraph-rsid="000f8e09"/>
    </style:style>
    <style:style style:name="P5" style:family="paragraph" style:parent-style-name="Standard">
      <style:text-properties officeooo:rsid="000aa33b" officeooo:paragraph-rsid="000ff718"/>
    </style:style>
    <style:style style:name="P6" style:family="paragraph" style:parent-style-name="Standard">
      <style:text-properties officeooo:paragraph-rsid="000aa33b"/>
    </style:style>
    <style:style style:name="P7" style:family="paragraph" style:parent-style-name="Standard">
      <style:text-properties officeooo:rsid="000dddad" officeooo:paragraph-rsid="000dddad"/>
    </style:style>
    <style:style style:name="P8" style:family="paragraph" style:parent-style-name="Standard">
      <style:text-properties officeooo:rsid="000dddad" officeooo:paragraph-rsid="000f8e09"/>
    </style:style>
    <style:style style:name="P9" style:family="paragraph" style:parent-style-name="Standard">
      <style:text-properties officeooo:paragraph-rsid="000dddad"/>
    </style:style>
    <style:style style:name="P10" style:family="paragraph" style:parent-style-name="Standard">
      <style:text-properties officeooo:rsid="000e6fd0" officeooo:paragraph-rsid="000e6fd0"/>
    </style:style>
    <style:style style:name="P11" style:family="paragraph" style:parent-style-name="Standard">
      <style:text-properties officeooo:rsid="000e6fd0" officeooo:paragraph-rsid="000f8e09"/>
    </style:style>
    <style:style style:name="P12" style:family="paragraph" style:parent-style-name="Standard">
      <style:text-properties officeooo:paragraph-rsid="000e6fd0"/>
    </style:style>
    <style:style style:name="P13" style:family="paragraph" style:parent-style-name="Standard">
      <style:text-properties officeooo:rsid="000f8e09" officeooo:paragraph-rsid="000f8e09"/>
    </style:style>
    <style:style style:name="P14" style:family="paragraph" style:parent-style-name="Standard">
      <style:text-properties officeooo:rsid="000f8e09" officeooo:paragraph-rsid="000ff718"/>
    </style:style>
    <style:style style:name="P15" style:family="paragraph" style:parent-style-name="Standard">
      <style:text-properties officeooo:rsid="000ff718" officeooo:paragraph-rsid="000ff718"/>
    </style:style>
    <style:style style:name="T1" style:family="text">
      <style:text-properties officeooo:rsid="000aa33b"/>
    </style:style>
    <style:style style:name="T2" style:family="text">
      <style:text-properties officeooo:rsid="000dddad"/>
    </style:style>
    <style:style style:name="T3" style:family="text">
      <style:text-properties officeooo:rsid="000e6fd0"/>
    </style:style>
    <style:style style:name="T4" style:family="text">
      <style:text-properties officeooo:rsid="000f8e09"/>
    </style:style>
    <style:style style:name="T5" style:family="text">
      <style:text-properties officeooo:rsid="000ff7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sailors</text:p>
      <text:p text:style-name="P1">(</text:p>
      <text:p text:style-name="P1">sid integer primary key,</text:p>
      <text:p text:style-name="P1">sname varchar(20) not null,</text:p>
      <text:p text:style-name="P1">rating integer not null,</text:p>
      <text:p text:style-name="P1">age decimal(3,1)</text:p>
      <text:p text:style-name="P1">);</text:p>
      <text:p text:style-name="P1"/>
      <text:p text:style-name="P1">insert into sailors</text:p>
      <text:p text:style-name="P6"><text:span text:style-name="T1">values</text:span>(<text:span text:style-name="T2">22 </text:span>,'<text:span text:style-name="T2">dustin</text:span>', <text:span text:style-name="T2">7 </text:span>, <text:span text:style-name="T2">null</text:span>); </text:p>
      <text:p text:style-name="P2">insert into sailors</text:p>
      <text:p text:style-name="P9"><text:span text:style-name="T1">values</text:span>(<text:span text:style-name="T2">29</text:span>,'<text:span text:style-name="T2">brutus</text:span>',<text:span text:style-name="T2">1</text:span>, <text:span text:style-name="T2">33.0</text:span>); </text:p>
      <text:p text:style-name="P2">insert into sailors</text:p>
      <text:p text:style-name="P9"><text:span text:style-name="T1">values</text:span>(<text:span text:style-name="T2">31</text:span>,'<text:span text:style-name="T2">lubber</text:span>',<text:span text:style-name="T2">8</text:span>, <text:span text:style-name="T2">55.5</text:span>); </text:p>
      <text:p text:style-name="P2">insert into sailors</text:p>
      <text:p text:style-name="P9"><text:span text:style-name="T1">values</text:span>(<text:span text:style-name="T2">32</text:span>,'<text:span text:style-name="T2">andy</text:span>',<text:span text:style-name="T2">8</text:span>, <text:span text:style-name="T2">25.5</text:span>); </text:p>
      <text:p text:style-name="P2">insert into sailors</text:p>
      <text:p text:style-name="P9"><text:span text:style-name="T1">values</text:span>(<text:span text:style-name="T2">58</text:span>,'<text:span text:style-name="T2">rusty</text:span>',<text:span text:style-name="T2">10</text:span>, <text:span text:style-name="T2">35.0</text:span>); </text:p>
      <text:p text:style-name="P2">insert into sailors</text:p>
      <text:p text:style-name="P9"><text:span text:style-name="T1">values</text:span>(<text:span text:style-name="T2">64</text:span>,'<text:span text:style-name="T2">horatio</text:span>',<text:span text:style-name="T2">7</text:span>, <text:span text:style-name="T2">35.0</text:span>); </text:p>
      <text:p text:style-name="P2">insert into sailors</text:p>
      <text:p text:style-name="P9"><text:span text:style-name="T1">values</text:span>(<text:span text:style-name="T2">71</text:span>,'<text:span text:style-name="T2">zorba</text:span>',<text:span text:style-name="T2">10</text:span>, <text:span text:style-name="T2">16.0</text:span>); </text:p>
      <text:p text:style-name="P2">insert into sailors</text:p>
      <text:p text:style-name="P9"><text:span text:style-name="T1">values</text:span>(<text:span text:style-name="T2">74</text:span>,'<text:span text:style-name="T2">horatio</text:span>',<text:span text:style-name="T2">9</text:span>, <text:span text:style-name="T2">35.0</text:span>); </text:p>
      <text:p text:style-name="P2">insert into sailors</text:p>
      <text:p text:style-name="P9"><text:span text:style-name="T1">values</text:span>(<text:span text:style-name="T2">85</text:span>,'<text:span text:style-name="T2">art</text:span>',<text:span text:style-name="T2">3</text:span>, <text:span text:style-name="T2">25.5</text:span>); </text:p>
      <text:p text:style-name="P2">insert into sailors</text:p>
      <text:p text:style-name="P9"><text:span text:style-name="T1">values</text:span>(<text:span text:style-name="T2">95</text:span>,'<text:span text:style-name="T2">bob</text:span>',<text:span text:style-name="T2">3</text:span>, <text:span text:style-name="T2">63.5</text:span>); </text:p>
      <text:p text:style-name="P7">update sailors</text:p>
      <text:p text:style-name="P7">set <text:span text:style-name="T3">age =45.0</text:span></text:p>
      <text:p text:style-name="P10">where sid=22;</text:p>
      <text:p text:style-name="P2"/>
      <text:p text:style-name="P1"/>
      <text:p text:style-name="P1">Create table boat</text:p>
      <text:p text:style-name="P1">(</text:p>
      <text:p text:style-name="P1">bid integer primary key,</text:p>
      <text:p text:style-name="P1">bname varchar(10) not null,</text:p>
      <text:p text:style-name="P1">color varchar(10) not null</text:p>
      <text:p text:style-name="P1">);</text:p>
      <text:p text:style-name="P3">insert into <text:span text:style-name="T4">boat</text:span></text:p>
      <text:p text:style-name="P12"><text:span text:style-name="T1">values</text:span>(<text:span text:style-name="T3">101</text:span>,'<text:span text:style-name="T3">interlake</text:span>','<text:span text:style-name="T3">blue</text:span>'); </text:p>
      <text:p text:style-name="P3">insert into <text:span text:style-name="T4">boat</text:span></text:p>
      <text:p text:style-name="P12"><text:span text:style-name="T1">values</text:span>(<text:span text:style-name="T3">102</text:span>,'<text:span text:style-name="T3">interlake</text:span>','<text:span text:style-name="T3">red</text:span>'); </text:p>
      <text:p text:style-name="P3">insert into <text:span text:style-name="T4">boat</text:span></text:p>
      <text:p text:style-name="P12"><text:span text:style-name="T1">values</text:span>(<text:span text:style-name="T3">103</text:span>,'<text:span text:style-name="T3">clipper</text:span>','<text:span text:style-name="T3">green</text:span>'); </text:p>
      <text:p text:style-name="P3">insert into <text:span text:style-name="T4">boat</text:span></text:p>
      <text:p text:style-name="P3">values(<text:span text:style-name="T3">104</text:span>,'<text:span text:style-name="T3">marine</text:span>','<text:span text:style-name="T3">red</text:span>'); </text:p>
      <text:p text:style-name="P8">update <text:span text:style-name="T4">boat</text:span></text:p>
      <text:p text:style-name="P8">set <text:span text:style-name="T4">color ='blue'</text:span></text:p>
      <text:p text:style-name="P11">where <text:span text:style-name="T4">b</text:span>id=<text:span text:style-name="T4">101</text:span>;</text:p>
      <text:p text:style-name="P4"/>
      <text:p text:style-name="P4"/>
      <text:p text:style-name="P4"/>
      <text:p text:style-name="P5">Create table <text:span text:style-name="T5">reserves1</text:span></text:p>
      <text:p text:style-name="P5">(</text:p>
      <text:p text:style-name="P15">sid integer not null,</text:p>
      <text:p text:style-name="P5">bid integer <text:span text:style-name="T5">not null</text:span>,</text:p>
      <text:p text:style-name="P5"><text:soft-page-break/><text:span text:style-name="T5">day</text:span> <text:span text:style-name="T5">varchar(10) not null</text:span></text:p>
      <text:p text:style-name="P5">);</text:p>
      <text:p text:style-name="P14">alter table reserves<text:span text:style-name="T5">1</text:span></text:p>
      <text:p text:style-name="P13">add constraint siddd FORIEGN KEY (sid) references sailors(sid);</text:p>
      <text:p text:style-name="P14">alter table reserves<text:span text:style-name="T5">1</text:span></text:p>
      <text:p text:style-name="P14">add constraint <text:span text:style-name="T5">b</text:span>iddd FORIEGN KEY (<text:span text:style-name="T5">bid</text:span>) references <text:span text:style-name="T5">boat</text:span>(<text:span text:style-name="T5">b</text:span>id);</text:p>
      <text:p text:style-name="P4">insert into <text:span text:style-name="T4">reserves1</text:span></text:p>
      <text:p text:style-name="P4">values(<text:span text:style-name="T4">22 </text:span>, <text:span text:style-name="T4">101</text:span>,'<text:span text:style-name="T4">10-10-98</text:span>'); </text:p>
      <text:p text:style-name="P4">insert into <text:span text:style-name="T4">reserves1</text:span></text:p>
      <text:p text:style-name="P4">values(<text:span text:style-name="T4">22 </text:span>, <text:span text:style-name="T4">102</text:span>,'<text:span text:style-name="T4">10-10-98</text:span>'); </text:p>
      <text:p text:style-name="P4">insert into <text:span text:style-name="T4">reserves1</text:span></text:p>
      <text:p text:style-name="P4">values(<text:span text:style-name="T4">22 </text:span>, <text:span text:style-name="T4">103</text:span>,'<text:span text:style-name="T4">10-8-98</text:span>'); </text:p>
      <text:p text:style-name="P4">insert into <text:span text:style-name="T4">reserves1</text:span></text:p>
      <text:p text:style-name="P4">values(<text:span text:style-name="T4">22 </text:span>, <text:span text:style-name="T4">104</text:span>,'<text:span text:style-name="T4">10-7-98</text:span>'); </text:p>
      <text:p text:style-name="P4">insert into <text:span text:style-name="T4">reserves1</text:span></text:p>
      <text:p text:style-name="P4">values(<text:span text:style-name="T4">31</text:span>, <text:span text:style-name="T4">102</text:span>,'<text:span text:style-name="T4">11-10-98</text:span>'); </text:p>
      <text:p text:style-name="P4">insert into <text:span text:style-name="T4">reserves1</text:span></text:p>
      <text:p text:style-name="P4">values(<text:span text:style-name="T4">31</text:span>, <text:span text:style-name="T4">103</text:span>,'<text:span text:style-name="T4">11-6-98</text:span>'); </text:p>
      <text:p text:style-name="P4">insert into <text:span text:style-name="T4">reserves1</text:span></text:p>
      <text:p text:style-name="P4">values(<text:span text:style-name="T4">31</text:span>, <text:span text:style-name="T4">104</text:span>,'<text:span text:style-name="T4">11-12-98</text:span>'); </text:p>
      <text:p text:style-name="P4">insert into <text:span text:style-name="T4">reserves1</text:span></text:p>
      <text:p text:style-name="P4">values(<text:span text:style-name="T4">64</text:span>, <text:span text:style-name="T4">101</text:span>,'<text:span text:style-name="T4">9-5-98</text:span>'); </text:p>
      <text:p text:style-name="P4">insert into <text:span text:style-name="T4">reserves1</text:span></text:p>
      <text:p text:style-name="P4">values(<text:span text:style-name="T4">64</text:span>, <text:span text:style-name="T4">102</text:span>,'<text:span text:style-name="T4">9-8-98</text:span>'); </text:p>
      <text:p text:style-name="P4">insert into <text:span text:style-name="T4">reserves1</text:span></text:p>
      <text:p text:style-name="P4">values(<text:span text:style-name="T4">74</text:span>, <text:span text:style-name="T4">103</text:span>,'<text:span text:style-name="T4">9-8-98</text:span>');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51:29.863113929</meta:creation-date>
    <dc:date>2018-07-18T10:32:20.161893405</dc:date>
    <meta:editing-duration>PT59M41S</meta:editing-duration>
    <meta:editing-cycles>3</meta:editing-cycles>
    <meta:generator>LibreOffice/6.0.2.1$Linux_X86_64 LibreOffice_project/00m0$Build-1</meta:generator>
    <meta:document-statistic meta:table-count="0" meta:image-count="0" meta:object-count="0" meta:page-count="2" meta:paragraph-count="77" meta:word-count="212" meta:character-count="1697" meta:non-whitespace-character-count="1538"/>
  </office:meta>
</office:document-meta>
</file>